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2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 table:style-name="ce7"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92715" calcext:value-type="float">
            <text:p>0,0927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77805" calcext:value-type="float">
            <text:p>0,077805</text:p>
          </table:table-cell>
          <table:table-cell table:formula="of:=IF(AND([.$H15]&lt;[.T$4];[.$L15]=&quot;Hêtre 45&quot;);[.$G15]*[.$E15];0)" office:value-type="float" office:value="95" calcext:value-type="float">
            <text:p>9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819" calcext:value-type="float">
            <text:p>0,0819</text:p>
          </table:table-cell>
          <table:table-cell table:formula="of:=IF(AND([.$H16]&lt;[.T$4];[.$L16]=&quot;Hêtre 45&quot;);[.$G16]*[.$E16];0)" office:value-type="float" office:value="100" calcext:value-type="float">
            <text:p>100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7371" calcext:value-type="float">
            <text:p>0,07371</text:p>
          </table:table-cell>
          <table:table-cell table:formula="of:=IF(AND([.$H17]&lt;[.T$4];[.$L17]=&quot;Hêtre 45&quot;);[.$G17]*[.$E17];0)" office:value-type="float" office:value="90" calcext:value-type="float">
            <text:p>9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21]*([.G21]/1000)*([.H21]/1000)" office:value-type="float" office:value="0.027" calcext:value-type="float">
            <text:p>0,027</text:p>
          </table:table-cell>
          <table:table-cell table:formula="of:=[.J21]*[.F21]/1000" office:value-type="float" office:value="0.000405" calcext:value-type="float">
            <text:p>0,000405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7" calcext:value-type="float">
            <text:p>0,027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122" calcext:value-type="float">
            <text:p>1122</text:p>
          </table:table-cell>
          <table:table-cell table:style-name="ce7"/>
          <table:table-cell table:formula="of:=[.E23]*([.G23]/1000)*([.H23]/1000)" office:value-type="float" office:value="0.72369" calcext:value-type="float">
            <text:p>0,72369</text:p>
          </table:table-cell>
          <table:table-cell table:formula="of:=[.J23]*[.F23]/1000" office:value-type="float" office:value="0.00217107" calcext:value-type="float">
            <text:p>0,00217107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1" calcext:value-type="float">
            <text:p>671</text:p>
          </table:table-cell>
          <table:table-cell table:style-name="ce7"/>
          <table:table-cell table:formula="of:=[.E24]*([.G24]/1000)*([.H24]/1000)" office:value-type="float" office:value="0.432795" calcext:value-type="float">
            <text:p>0,432795</text:p>
          </table:table-cell>
          <table:table-cell table:formula="of:=[.J24]*[.F24]/1000" office:value-type="float" office:value="0.001298385" calcext:value-type="float">
            <text:p>0,0012983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style-name="ce7"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68" calcext:value-type="float">
            <text:p>0,406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087115" calcext:value-type="float">
            <text:p>0,087115</text:p>
          </table:table-cell>
          <table:table-cell table:formula="of:=IF(AND([.$H37]&lt;[.T$4];[.$L37]=&quot;Hêtre 45&quot;);[.$G37]*[.$E37];0)" office:value-type="float" office:value="95" calcext:value-type="float">
            <text:p>9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0917" calcext:value-type="float">
            <text:p>0,0917</text:p>
          </table:table-cell>
          <table:table-cell table:formula="of:=IF(AND([.$H38]&lt;[.T$4];[.$L38]=&quot;Hêtre 45&quot;);[.$G38]*[.$E38];0)" office:value-type="float" office:value="100" calcext:value-type="float">
            <text:p>10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8253" calcext:value-type="float">
            <text:p>0,08253</text:p>
          </table:table-cell>
          <table:table-cell table:formula="of:=IF(AND([.$H39]&lt;[.T$4];[.$L39]=&quot;Hêtre 45&quot;);[.$G39]*[.$E39];0)" office:value-type="float" office:value="90" calcext:value-type="float">
            <text:p>9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72" calcext:value-type="float">
            <text:p>0,027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 table:style-name="ce7"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607" calcext:value-type="float">
            <text:p>2,60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457" calcext:value-type="float">
            <text:p>6,45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0" table:default-cell-style-name="Default"/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29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95" calcext:value-type="float">
            <text:p>9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00" calcext:value-type="float">
            <text:p>100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90" calcext:value-type="float">
            <text:p>9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4:01:03.328352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5-27T14:50:49.883866844</dc:date>
    <meta:editing-duration>PT15H51M35S</meta:editing-duration>
    <meta:editing-cycles>185</meta:editing-cycles>
    <meta:generator>LibreOffice/7.0.4.2$Linux_X86_64 LibreOffice_project/00$Build-2</meta:generator>
    <meta:document-statistic meta:table-count="4" meta:cell-count="6057" meta:object-count="0"/>
  </office:meta>
</office:document-meta>
</file>